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/text:p>
      <text:p text:style-name="P1"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J</text:span><text:span text:style-name="_33_">u</text:span><text:span text:style-name="_31_">l</text:span><text:span text:style-name="_32_">y</text:span><text:span text:style-name="_33_"> </text:span><text:span text:style-name="_31_">4</text:span><text:span text:style-name="_32_">,</text:span><text:span text:style-name="_33_"> </text:span><text:span text:style-name="_31_">1</text:span><text:span text:style-name="_32_">7</text:span><text:span text:style-name="_33_">7</text:span><text:span text:style-name="_31_">6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a</text:span><text:span text:style-name="_32_">n</text:span><text:span text:style-name="_33_">i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D</text:span><text:span text:style-name="_31_">e</text:span><text:span text:style-name="_32_">c</text:span><text:span text:style-name="_33_">l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t</text:span><text:span text:style-name="_33_">e</text:span><text:span text:style-name="_31_">e</text:span><text:span text:style-name="_32_">n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/text:p>
      <text:p text:style-name="P1"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b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p</text:span><text:span text:style-name="_32_">a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'</text:span><text:span text:style-name="_32_">s</text:span><text:span text:style-name="_33_"> </text:span><text:span text:style-name="_31_">G</text:span><text:span text:style-name="_32_">o</text:span><text:span text:style-name="_33_">d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t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p</text:span><text:span text:style-name="_33_">i</text:span><text:span text:style-name="_31_">n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n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e</text:span><text:span text:style-name="_33_">l</text:span><text:span text:style-name="_31_">f-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a</text:span><text:span text:style-name="_31_">l</text:span><text:span text:style-name="_32_">i</text:span><text:span text:style-name="_33_">e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,</text:span><text:span text:style-name="_32_"> </text:span><text:span text:style-name="_33_">L</text:span><text:span text:style-name="_31_">i</text:span><text:span text:style-name="_32_">b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u</text:span><text:span text:style-name="_33_">r</text:span><text:span text:style-name="_31_">s</text:span><text:span text:style-name="_32_">u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.--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d</text:span><text:span text:style-name="_33_">e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--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l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r</text:span><text:span text:style-name="_33_">g</text:span><text:span text:style-name="_31_">a</text:span><text:span text:style-name="_32_">n</text:span><text:span text:style-name="_33_">i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P</text:span><text:span text:style-name="_32_">r</text:span><text:span text:style-name="_33_">u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e</text:span><text:span text:style-name="_31_">d</text:span><text:span text:style-name="_32_">,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c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s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h</text:span><text:span text:style-name="_32_">a</text:span><text:span text:style-name="_33_">t</text:span><text:span text:style-name="_31_">h</text:span><text:span text:style-name="_32_"> </text:span><text:span text:style-name="_33_">s</text:span><text:span text:style-name="_31_">h</text:span><text:span text:style-name="_32_">e</text:span><text:span text:style-name="_33_">w</text:span><text:span text:style-name="_31_">n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p</text:span><text:span text:style-name="_32_">u</text:span><text:span text:style-name="_33_">r</text:span><text:span text:style-name="_31_">s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e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o</text:span><text:span text:style-name="_32_">t</text:span><text:span text:style-name="_33_">i</text:span><text:span text:style-name="_31_">s</text:span><text:span text:style-name="_32_">m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G</text:span><text:span text:style-name="_32_">u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--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t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e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l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e</text:span><text:span text:style-name="_33_">r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r</text:span><text:span text:style-name="_32_">e</text:span><text:span text:style-name="_33_">a</text:span><text:span text:style-name="_31_">t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i</text:span><text:span text:style-name="_33_">e</text:span><text:span text:style-name="_31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9:14.29</meta:creation-date>
    <dc:title>Haathi</dc:title>
    <meta:editing-duration>PT4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50:02.97</dc:date>
    <meta:template xlink:type="simple" xlink:actuate="onRequest" xlink:title="Haathi" xlink:href="file:///C:/Users/kwa/AppData/Roaming/OpenOffice/4/user/template/Haathi.ott" meta:date="2016-02-22T20:49:13.93"/>
  </office:meta>
</office:document-meta>
</file>